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59.99pt" svg:y="25.23pt">
            <loext:p draw:notify-on-update-of-ranges="Sheet1.A1:Sheet1.A1 Sheet1.A2:Sheet1.A9 Sheet1.B1:Sheet1.B1 Sheet1.B2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96.05pt" svg:y="305.89pt">
            <loext:p draw:notify-on-update-of-ranges="Sheet1.D1:Sheet1.D1 Sheet1.D2:Sheet1.D9 Sheet1.E1:Sheet1.E1 Sheet1.E2:Sheet1.E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64.72pt" svg:y="294.97pt">
            <loext:p draw:notify-on-update-of-ranges="Sheet1.G1:Sheet1.G1 Sheet1.G2:Sheet1.G9 Sheet1.H1:Sheet1.H1 Sheet1.H2:Sheet1.H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float" office:value="88.5827" calcext:value-type="float">
            <text:p>88.5827</text:p>
          </table:table-cell>
          <table:table-cell office:value-type="float" office:value="80.0399" calcext:value-type="float">
            <text:p>80.03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.8268" calcext:value-type="float">
            <text:p>85.8268</text:p>
          </table:table-cell>
          <table:table-cell office:value-type="float" office:value="76.6467" calcext:value-type="float">
            <text:p>76.64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.4488" calcext:value-type="float">
            <text:p>84.4488</text:p>
          </table:table-cell>
          <table:table-cell office:value-type="float" office:value="73.8523" calcext:value-type="float">
            <text:p>73.85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4.7441" calcext:value-type="float">
            <text:p>84.7441</text:p>
          </table:table-cell>
          <table:table-cell office:value-type="float" office:value="72.8543" calcext:value-type="float">
            <text:p>72.854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6.4173" calcext:value-type="float">
            <text:p>86.4173</text:p>
          </table:table-cell>
          <table:table-cell office:value-type="float" office:value="73.8523" calcext:value-type="float">
            <text:p>73.852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.7441" calcext:value-type="float">
            <text:p>84.7441</text:p>
          </table:table-cell>
          <table:table-cell office:value-type="float" office:value="75.4531" calcext:value-type="float">
            <text:p>75.453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4.7441" calcext:value-type="float">
            <text:p>84.7441</text:p>
          </table:table-cell>
          <table:table-cell office:value-type="float" office:value="73.4531" calcext:value-type="float">
            <text:p>73.453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9.4685" calcext:value-type="float">
            <text:p>89.4685</text:p>
          </table:table-cell>
          <table:table-cell office:value-type="float" office:value="83.2335" calcext:value-type="float">
            <text:p>83.23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09:31:50.987032731</meta:creation-date>
    <meta:print-date>2017-07-28T11:06:21.086471299</meta:print-date>
    <dc:date>2017-07-28T15:34:09.459196544</dc:date>
    <meta:editing-duration>PT1H49M44S</meta:editing-duration>
    <meta:editing-cycles>2</meta:editing-cycles>
    <meta:generator>LibreOffice/5.3.4.2$Linux_X86_64 LibreOffice_project/30m0$Build-2</meta:generator>
    <meta:document-statistic meta:table-count="1" meta:cell-count="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47cm" svg:y="0.316cm" chart:style-name="ch2">
          <text:p>Feedforward NN Accuracy</text:p>
        </chart:title>
        <chart:legend chart:legend-position="end" svg:x="12.057cm" svg:y="3.939cm" style:legend-expansion="high" chart:style-name="ch3"/>
        <chart:plot-area chart:style-name="ch4" table:cell-range-address="Sheet1.A1:Sheet1.B9" chart:data-source-has-labels="row" svg:x="1.318cm" svg:y="1.301cm" svg:width="10.419cm" svg:height="6.551cm">
          <chartooo:coordinate-region svg:x="2.244cm" svg:y="1.507cm" svg:width="9.493cm" svg:height="5.685cm"/>
          <chart:axis chart:dimension="x" chart:name="primary-x" chart:style-name="ch5">
            <chart:title svg:x="5.325cm" svg:y="8.033cm" chart:style-name="ch6">
              <text:p>Hidden Layers</text:p>
            </chart:title>
          </chart:axis>
          <chart:axis chart:dimension="y" chart:name="primary-y" chart:style-name="ch7">
            <chart:title svg:x="0.451cm" svg:y="5.678cm" chart:style-name="ch8">
              <text:p>Accuracy (%)</text:p>
            </chart:title>
            <chart:grid chart:style-name="ch9" chart:class="major"/>
          </chart:axis>
          <chart:series chart:style-name="ch10" chart:values-cell-range-address="Sheet1.A2:Sheet1.A9" chart:label-cell-address="Sheet1.A1:Sheet1.A1" chart:class="chart:bar">
            <chart:data-point chart:repeated="8"/>
          </chart:series>
          <chart:series chart:style-name="ch11" chart:values-cell-range-address="Sheet1.B2:Sheet1.B9" chart:label-cell-address="Sheet1.B1:Sheet1.B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Accuracy</text:p>
                <draw:g>
                  <svg:desc>Sheet1.A1:Sheet1.A1</svg:desc>
                </draw:g>
              </table:table-cell>
              <table:table-cell office:value-type="string">
                <text:p>Test 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.5827">
                <text:p>88.5827</text:p>
                <draw:g>
                  <svg:desc>Sheet1.A2:Sheet1.A9</svg:desc>
                </draw:g>
              </table:table-cell>
              <table:table-cell office:value-type="float" office:value="80.0399">
                <text:p>80.0399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8268">
                <text:p>85.8268</text:p>
              </table:table-cell>
              <table:table-cell office:value-type="float" office:value="76.6467">
                <text:p>76.6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4488">
                <text:p>84.4488</text:p>
              </table:table-cell>
              <table:table-cell office:value-type="float" office:value="73.8523">
                <text:p>73.8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7441">
                <text:p>84.7441</text:p>
              </table:table-cell>
              <table:table-cell office:value-type="float" office:value="72.8543">
                <text:p>72.8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.4173">
                <text:p>86.4173</text:p>
              </table:table-cell>
              <table:table-cell office:value-type="float" office:value="73.8523">
                <text:p>73.8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7441">
                <text:p>84.7441</text:p>
              </table:table-cell>
              <table:table-cell office:value-type="float" office:value="75.4531">
                <text:p>75.4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7441">
                <text:p>84.7441</text:p>
              </table:table-cell>
              <table:table-cell office:value-type="float" office:value="73.4531">
                <text:p>73.4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4685">
                <text:p>89.4685</text:p>
              </table:table-cell>
              <table:table-cell office:value-type="float" office:value="83.2335">
                <text:p>83.2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28cm" svg:y="0.316cm" chart:style-name="ch2">
          <text:p>Feedforward True Positives</text:p>
        </chart:title>
        <chart:legend chart:legend-position="end" svg:x="13.816cm" svg:y="3.939cm" style:legend-expansion="high" chart:style-name="ch3"/>
        <chart:plot-area chart:style-name="ch4" table:cell-range-address="Sheet1.D1:Sheet1.E9" chart:data-source-has-labels="row" svg:x="1.318cm" svg:y="1.301cm" svg:width="12.178cm" svg:height="6.551cm">
          <chartooo:coordinate-region svg:x="2.019cm" svg:y="1.507cm" svg:width="11.477cm" svg:height="5.685cm"/>
          <chart:axis chart:dimension="x" chart:name="primary-x" chart:style-name="ch5">
            <chart:title svg:x="6.205cm" svg:y="8.033cm" chart:style-name="ch6">
              <text:p>Hidden Layers</text:p>
            </chart:title>
          </chart:axis>
          <chart:axis chart:dimension="y" chart:name="primary-y" chart:style-name="ch7">
            <chart:title svg:x="0.451cm" svg:y="5.731cm" chart:style-name="ch8">
              <text:p>True Positives</text:p>
            </chart:title>
            <chart:grid chart:style-name="ch9" chart:class="major"/>
          </chart:axis>
          <chart:series chart:style-name="ch10" chart:values-cell-range-address="Sheet1.D2:Sheet1.D9" chart:label-cell-address="Sheet1.D1:Sheet1.D1" chart:class="chart:bar">
            <chart:data-point chart:repeated="8"/>
          </chart:series>
          <chart:series chart:style-name="ch11" chart:values-cell-range-address="Sheet1.E2:Sheet1.E9" chart:label-cell-address="Sheet1.E1:Sheet1.E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Sheet1.D1:Sheet1.D1</svg:desc>
                </draw:g>
              </table:table-cell>
              <table:table-cell office:value-type="string">
                <text:p>Testi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D2:Sheet1.D9</svg:desc>
                </draw:g>
              </table:table-cell>
              <table:table-cell office:value-type="float" office:value="3">
                <text:p>3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">
                <text:p>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35cm" svg:y="0.316cm" chart:style-name="ch2">
          <text:p>Feedforward False Positives</text:p>
        </chart:title>
        <chart:legend chart:legend-position="end" svg:x="13.816cm" svg:y="3.939cm" style:legend-expansion="high" chart:style-name="ch3"/>
        <chart:plot-area chart:style-name="ch4" table:cell-range-address="Sheet1.G1:Sheet1.H9" chart:data-source-has-labels="row" svg:x="1.318cm" svg:y="1.301cm" svg:width="12.178cm" svg:height="6.551cm">
          <chartooo:coordinate-region svg:x="2.244cm" svg:y="1.507cm" svg:width="11.252cm" svg:height="5.685cm"/>
          <chart:axis chart:dimension="x" chart:name="primary-x" chart:style-name="ch5">
            <chart:title svg:x="6.205cm" svg:y="8.033cm" chart:style-name="ch6">
              <text:p>Hidden Layers</text:p>
            </chart:title>
          </chart:axis>
          <chart:axis chart:dimension="y" chart:name="primary-y" chart:style-name="ch7">
            <chart:title svg:x="0.451cm" svg:y="5.804cm" chart:style-name="ch8">
              <text:p>False Positives</text:p>
            </chart:title>
            <chart:grid chart:style-name="ch9" chart:class="major"/>
          </chart:axis>
          <chart:series chart:style-name="ch10" chart:values-cell-range-address="Sheet1.G2:Sheet1.G9" chart:label-cell-address="Sheet1.G1:Sheet1.G1" chart:class="chart:bar">
            <chart:data-point chart:repeated="8"/>
          </chart:series>
          <chart:series chart:style-name="ch11" chart:values-cell-range-address="Sheet1.H2:Sheet1.H9" chart:label-cell-address="Sheet1.H1:Sheet1.H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Sheet1.G1:Sheet1.G1</svg:desc>
                </draw:g>
              </table:table-cell>
              <table:table-cell office:value-type="string">
                <text:p>Testing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G2:Sheet1.G9</svg:desc>
                </draw:g>
              </table:table-cell>
              <table:table-cell office:value-type="float" office:value="19">
                <text:p>19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">
                <text:p>1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